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bef1" officeooo:paragraph-rsid="0007b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lay.aidungeon.io/" text:style-name="Internet_20_link" text:visited-style-name="Visited_20_Internet_20_Link">https://play.aidungeon.io</text:a></text:p>
      <text:p text:style-name="P1">36</text:p>
      <text:p text:style-name="P1">26</text:p>
      <text:p text:style-name="P1">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as Baumann</meta:initial-creator>
    <meta:creation-date>2021-10-13T14:15:26.888842962</meta:creation-date>
    <dc:date>2021-10-13T14:39:55.659753213</dc:date>
    <dc:creator>Lukas Baumann</dc:creator>
    <meta:editing-duration>PT24M31S</meta:editing-duration>
    <meta:editing-cycles>1</meta:editing-cycles>
    <meta:document-statistic meta:table-count="0" meta:image-count="0" meta:object-count="0" meta:page-count="1" meta:paragraph-count="4" meta:word-count="4" meta:character-count="31" meta:non-whitespace-character-count="31"/>
    <meta:generator>LibreOffice/7.2.1.2$Linux_X86_64 LibreOffice_project/20$Build-2</meta:generator>
  </office:meta>
</office:document-meta>
</file>